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officeooo:paragraph-rsid="00188a06"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Times New Roman" fo:font-size="14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New Roman" fo:font-size="18pt" fo:font-style="normal" style:text-underline-style="none" fo:font-weight="bold" style:text-blinking="false" fo:background-color="#ffffff"/>
    </style:style>
    <style:style style:name="P9"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New Roman" fo:font-size="14pt" fo:font-style="normal" style:text-underline-style="none" fo:font-weight="normal" style:text-blinking="false" fo:background-color="#ffffff"/>
    </style:style>
    <style:style style:name="P10"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222222" style:text-line-through-style="none" style:text-line-through-type="none" style:text-underline-style="none" style:text-blinking="false" fo:background-color="#ffffff"/>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loext:graphic-properties draw:fill="solid" draw:fill-color="#ffffff" draw:opacity="100%"/>
      <style:paragraph-properties fo:margin-top="0cm" fo:margin-bottom="0cm" loext:contextual-spacing="false" fo:line-height="138%" fo:background-color="#ffffff" style:writing-mode="lr-tb"/>
    </style:style>
    <style:style style:name="T1" style:family="text">
      <style:text-properties style:font-name="Arial" fo:font-size="18pt" fo:font-style="normal" fo:font-weight="normal"/>
    </style:style>
    <style:style style:name="T2" style:family="text">
      <style:text-properties style:font-name="Times New Roman" fo:font-size="14pt" fo:font-style="normal" fo:font-weight="bold"/>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3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7f1c2e43-7fff-6245-bad5-1a0fb53012e0"/>                      <text:span text:style-name="T1">Rahul Kumar </text:span></text:p>
      <text:p text:style-name="P4"><text:span text:style-name="T1"><text:s text:c="13"/>b18079</text:span></text:p>
      <text:p text:style-name="P4"><text:span text:style-name="T1"><text:s text:c="12"/>23-10-2020</text:span></text:p>
      <text:p text:style-name="P8">Caste and religion play a central role in Indian politics. Discuss with respect to the rise of regional political parties.</text:p>
      <text:p text:style-name="Text_20_body"/>
      <text:p text:style-name="P9">Caste and religion plays a vital role in Indian politics.If we go through out the India we see a huge number of regional parties based on castes.We are going to start from one by one.Let’s take our first look at UP and Bihar,in 1990s there were two groups.one who was in support of Mandal Commission and other was against it.After Mandal Commission recommendations we can see the rise of political parties like RJD in Bihar and SP in UP who have a strong vote bank of Yadav,Muslim and other marginalized caste people of Indian society and demolition of Congress started in these two states.Later onwards we can easily see that BSP also came forward as the flag bearer of Scheduled caste people and have a strong vote bank among them.In last 1990s scheduled tribe people started demanding of their own state that led to the division of Bihar in 2000 and JMM as the regional party with base vote bank of ST people.</text:p>
      <text:p text:style-name="P9">Similarly DMK and AIADMK are non-Brahmin and nonBrahmin political parties from Tamil Nadu.In Punjab,Shiromani Akali Dal has always supports Sikh’s interest and have a good vote bank of sikh community.In Haryana,JJP is continuously supporting for rights of Jat communities and have emerged as option for them as regional party.AIMIM is mainly Muslim centered party and is powerful regional party in Andhra Pradesh.</text:p>
      <text:p text:style-name="P1"><text:bookmark text:name="docs-internal-guid-311e3325-7fff-c559-a365-257e43a98a9c"/></text:p>
      <text:p text:style-name="P10"> <text:span text:style-name="T2">How have privatization of telecommunication and developments in ICT transformed news broadcasts in India?</text:span></text:p>
      <text:p text:style-name="P6">Previously we had television,radio and newspapers for providing information about what is going on in the world.We had only limited number of channels for news and newspaper used to be main resource for providing information.But now because of privatization of telecommunication and developments in ICT we have hundreds of news channels.Also main source of information has changed from newspapers to internet and social media.We <text:soft-page-break/>are continuously increasing radio stations and we have advance technologies like satellite for better communication and we have become totally wireless.</text:p>
      <text:p text:style-name="P6">With these developments media is now acting as direct link between people and government.Previously we were getting news after some hours and sometimes even somedays but now we are directly linked with the whole world through internet and tv channels.Before privatization we had only BSNL as our choice for communication which didn’t had very good service but after privatization of telecommunication market offered us many choices like Jio,Airtel,Vodafone,Idea and many more with best service quality.</text:p>
      <text:p text:style-name="P6">Previously remote area was totally disconnected and had only newspaper to get information about their government policies and any incidents but now whole India is connected through internet.</text:p>
      <text:p text:style-name="P6">Also it has significantly increased the transparency in governance.Now people can know about education system,health,economy ,foreign policies,diplomatic relations with other countries and what not.But the one thing that is really appreciable is that privatization of telecommunication has created a huge number of employment.It has also provided a platform to the people through which they can ask for their benefits from government.In this way it has played a vital role in development of India on many fronts like economical,social and many more.</text:p>
      <text:p text:style-name="P3"><text:bookmark text:name="docs-internal-guid-db4edf9c-7fff-57f3-84bc-d9121121b654"/></text:p>
      <text:p text:style-name="P2"><text:span text:style-name="T1">Paradoxes of development in India</text:span></text:p>
      <text:p text:style-name="P5">Everyday we hear,read that “21st century is the century of India”,why? Is it just because it is one of the fastest growing economies in the world? Or due to something else?Let’s start  from the Independence of India.In 1950 GDP of India was approximately $30b while now it is approximately $3T.When India became independent,one important front for India was scarcity of agriculture,service and industries.India had industries but even at that time but they were facing the lack of resources and modern technology.Before Independence we were totally dependent of agriculture.So there was an urgent need to bring industrialization.Then in the leadership of visionary economist PC Mahalanobis rapid industrialization was started.Within a very short span of 5-6 years India economy performed very well and we got the expected result.But on the other hand now agriculture sector was not doing well.</text:p>
      <text:p text:style-name="P11"><text:span text:style-name="T3">Over the last 73 years,India has faced low literacy rate,poverty,economic fluctuations and lack of technology,still India has to try to overcome these difficulties.Even when the whole world was under economic slowdown in 1991 and in 2008 India rarely felt any effects.Despite all these difficulties and challenges India has covered a very long distance on the path of economic development.But do the end people of Indian society  have same access to the resources?If we go through data then we find that 10% of population have access to 85% resources while 90% people have access to only 15% resources.And this </text:span><text:soft-page-break/><text:span text:style-name="T3">gap is increasing day by day.There is not so good reach of socially backward people to the mainstream power.Indian population is the mixture of </text:span><text:span text:style-name="T5"> </text:span><text:span text:style-name="T4">various religions with people belonging to the different regions.But nowadays religious polarization can be easily seen throughout the india.These are the paradoxes of last 73 years that we only focused on economic growth but not on social growth.</text:span></text:p>
      <text:p text:style-name="P11"><text:bookmark text:name="docs-internal-guid-c1962d2a-7fff-bbe8-740e-385ad7b16b96"/><text:span text:style-name="T4"/></text:p>
      <text:p text:style-name="P12"><text:span text:style-name="T6">Briefly discuss major events that have created the language of identity politics in India.</text:span></text:p>
      <text:p text:style-name="P7">Identity politics means  political positions based on nationality,sex,gender,ethnicity</text:p>
      <text:p text:style-name="P7">,language,education,disability,dialect,culture,age,social class or caste identity.</text:p>
      <text:p text:style-name="P7">It plays vital role in bringing  marginalized and discriminated sections of society to mainstream politics.</text:p>
      <text:p text:style-name="P7">We are going to look at some of the major events of identity politics in India.</text:p>
      <text:p text:style-name="P7">1.Religious:Since communalism for major part of last century has been seen between different religions but in recent years i.e after demolition of Babri Masjid in early 1990s by Hindus,Hinduism has come into consideration and has given voice to Hindu nation.The idea of competition for socio-economic resources are considered  some of the reasons for the generation of communal ideologies between different religious groups and this sometime ends up with  major riots. </text:p>
      <text:p text:style-name="P7">2.Language:Before independence Congress has promised that the reorganization of states after independence will be linguistic based.States reorganisation which was to dominate Indian Politics from 1953 to 1956" .The claim of separate states for linguistic collectivities did not end in 1956 after Tamilnadu formation and even today continues to confront the concerns of the Indian leadership.There is still conflicts between states over linguistic issues like  the tensions between Maharashtra and Karnataka over the district of Belgaum or even the claims of the Nagas to parts of Manipur.</text:p>
      <text:p text:style-name="P7">3.Caste:Since reservation was given to SC and ST from just after independence but when Mandal commission was established in 1979 by Morarji Desai to give reservation to other backward caste people then it created division between Upper caste people who were against Mandal Commission  while OBC were supporting this recommendation by Desai.In 1990 Mandal Commission recommendation was finally <text:soft-page-break/>implemented and 27% of reservation was given to OBC. Also SC/ST act is giving protection to these peoples from predominant upper caste people.</text:p>
      <text:p text:style-name="P12"> </text:p>
      <text:p text:style-name="P12"> </text:p>
      <text:p text:style-name="Text_20_body"><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8:51:28.661526975</meta:creation-date>
    <dc:date>2020-10-23T18:56:49.517955168</dc:date>
    <meta:editing-duration>PT5M23S</meta:editing-duration>
    <meta:editing-cycles>1</meta:editing-cycles>
    <meta:document-statistic meta:table-count="0" meta:image-count="0" meta:object-count="0" meta:page-count="4" meta:paragraph-count="25" meta:word-count="1129" meta:character-count="7420" meta:non-whitespace-character-count="6249"/>
    <meta:generator>LibreOffice/6.4.4.2$Linux_X86_64 LibreOffice_project/40$Build-2</meta:generator>
  </office:meta>
</office:document-meta>
</file>